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EventNotification.BpelEventNotification( Object source , long sequence , BpelEvent bpel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EventNotification.getBpel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